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text-properties style:font-name="Liberation Serif" fo:font-size="12pt" officeooo:paragraph-rsid="0049cf52" style:font-size-asian="12pt" style:font-size-complex="12pt"/>
    </style:style>
    <style:style style:name="P3" style:family="paragraph" style:parent-style-name="Preformatted_20_Text">
      <style:text-properties style:font-name="Liberation Serif" fo:font-size="12pt" officeooo:paragraph-rsid="004cbc4f" style:font-size-asian="12pt" style:font-size-complex="12pt"/>
    </style:style>
    <style:style style:name="P4" style:family="paragraph" style:parent-style-name="Preformatted_20_Text">
      <style:text-properties style:font-name="Liberation Serif" fo:font-size="12pt" officeooo:paragraph-rsid="00477273" style:font-size-asian="12pt" style:font-size-complex="12pt"/>
    </style:style>
    <style:style style:name="P5" style:family="paragraph" style:parent-style-name="Preformatted_20_Text">
      <style:text-properties style:font-name="Liberation Serif" fo:font-size="12pt" officeooo:paragraph-rsid="00486d35" style:font-size-asian="12pt" style:font-size-complex="12pt"/>
    </style:style>
    <style:style style:name="P6" style:family="paragraph" style:parent-style-name="Preformatted_20_Text">
      <style:text-properties style:font-name="Liberation Serif" fo:font-size="12pt" officeooo:paragraph-rsid="0048a552" style:font-size-asian="12pt" style:font-size-complex="12pt"/>
    </style:style>
    <style:style style:name="P7" style:family="paragraph" style:parent-style-name="Preformatted_20_Text">
      <style:text-properties style:font-name="Liberation Serif" fo:font-size="14pt" fo:font-weight="bold" style:font-size-asian="14pt" style:font-weight-asian="bold" style:font-size-complex="14pt" style:font-weight-complex="bold"/>
    </style:style>
    <style:style style:name="P8" style:family="paragraph" style:parent-style-name="Heading_20_1">
      <style:text-properties fo:font-size="14pt" style:font-size-asian="14pt" style:font-size-complex="14pt"/>
    </style:style>
    <style:style style:name="P9" style:family="paragraph" style:parent-style-name="Heading_20_1">
      <style:text-properties fo:font-size="14pt" officeooo:paragraph-rsid="004b35bb" style:font-size-asian="14pt" style:font-size-complex="14pt"/>
    </style:style>
    <style:style style:name="P10" style:family="paragraph" style:parent-style-name="Preformatted_20_Text" style:list-style-name="L1">
      <style:text-properties style:font-name="Liberation Serif" fo:font-size="12pt" style:font-size-asian="12pt" style:font-size-complex="12pt"/>
    </style:style>
    <style:style style:name="P11" style:family="paragraph" style:parent-style-name="Preformatted_20_Text" style:list-style-name="L2">
      <style:text-properties style:font-name="Liberation Serif" fo:font-size="12pt" officeooo:paragraph-rsid="0049d285" style:font-size-asian="12pt" style:font-size-complex="12pt"/>
    </style:style>
    <style:style style:name="P12" style:family="paragraph" style:parent-style-name="Preformatted_20_Text" style:list-style-name="L2">
      <style:text-properties style:font-name="Liberation Serif" fo:font-size="12pt" officeooo:paragraph-rsid="0049cf52" style:font-size-asian="12pt" style:font-size-complex="12pt"/>
    </style:style>
    <style:style style:name="P13" style:family="paragraph" style:parent-style-name="Preformatted_20_Text" style:list-style-name="L2">
      <style:text-properties style:font-name="Liberation Serif" fo:font-size="12pt" officeooo:paragraph-rsid="004b35bb" style:font-size-asian="12pt" style:font-size-complex="12pt"/>
    </style:style>
    <style:style style:name="P14" style:family="paragraph" style:parent-style-name="Preformatted_20_Text" style:list-style-name="L2">
      <style:text-properties style:font-name="Liberation Serif" fo:font-size="12pt" officeooo:paragraph-rsid="004cbc4f" style:font-size-asian="12pt" style:font-size-complex="12pt"/>
    </style:style>
    <style:style style:name="P15" style:family="paragraph" style:parent-style-name="Preformatted_20_Text" style:list-style-name="L2">
      <style:text-properties style:font-name="Liberation Serif" fo:font-size="12pt" officeooo:rsid="004e603d" officeooo:paragraph-rsid="004e603d" style:font-size-asian="12pt" style:font-size-complex="12pt"/>
    </style:style>
    <style:style style:name="P16" style:family="paragraph" style:parent-style-name="Preformatted_20_Text">
      <style:text-properties style:font-name="Liberation Serif" fo:font-size="12pt" fo:font-weight="bold" officeooo:rsid="00477273" officeooo:paragraph-rsid="00477273"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3cefdf" style:font-weight-asian="bold" style:font-weight-complex="bold"/>
    </style:style>
    <style:style style:name="T3" style:family="text">
      <style:text-properties fo:font-weight="bold" officeooo:rsid="0048a552" style:font-weight-asian="bold" style:font-weight-complex="bold"/>
    </style:style>
    <style:style style:name="T4" style:family="text">
      <style:text-properties fo:font-weight="bold" officeooo:rsid="0049cf52" style:font-weight-asian="bold" style:font-weight-complex="bold"/>
    </style:style>
    <style:style style:name="T5" style:family="text">
      <style:text-properties fo:font-weight="bold" officeooo:rsid="0049d285" style:font-weight-asian="bold" style:font-weight-complex="bold"/>
    </style:style>
    <style:style style:name="T6" style:family="text">
      <style:text-properties fo:font-weight="bold" officeooo:rsid="004b4359" style:font-weight-asian="bold" style:font-weight-complex="bold"/>
    </style:style>
    <style:style style:name="T7" style:family="text">
      <style:text-properties fo:font-weight="bold" officeooo:rsid="004cbc4f" style:font-weight-asian="bold" style:font-weight-complex="bold"/>
    </style:style>
    <style:style style:name="T8" style:family="text">
      <style:text-properties officeooo:rsid="003cefdf"/>
    </style:style>
    <style:style style:name="T9" style:family="text">
      <style:text-properties fo:font-weight="normal" style:font-weight-asian="normal" style:font-weight-complex="normal"/>
    </style:style>
    <style:style style:name="T10" style:family="text">
      <style:text-properties fo:font-weight="normal" officeooo:rsid="003cefdf" style:font-weight-asian="normal" style:font-weight-complex="normal"/>
    </style:style>
    <style:style style:name="T11" style:family="text">
      <style:text-properties fo:font-weight="normal" officeooo:rsid="0049d285" style:font-weight-asian="normal" style:font-weight-complex="normal"/>
    </style:style>
    <style:style style:name="T12" style:family="text">
      <style:text-properties officeooo:rsid="004263e9"/>
    </style:style>
    <style:style style:name="T13" style:family="text">
      <style:text-properties officeooo:rsid="0043fb93"/>
    </style:style>
    <style:style style:name="T14" style:family="text">
      <style:text-properties officeooo:rsid="0045d002"/>
    </style:style>
    <style:style style:name="T15" style:family="text">
      <style:text-properties officeooo:rsid="00477273"/>
    </style:style>
    <style:style style:name="T16" style:family="text">
      <style:text-properties officeooo:rsid="00486d35"/>
    </style:style>
    <style:style style:name="T17" style:family="text">
      <style:text-properties officeooo:rsid="0048a552"/>
    </style:style>
    <style:style style:name="T18" style:family="text">
      <style:text-properties officeooo:rsid="0049cf52"/>
    </style:style>
    <style:style style:name="T19" style:family="text">
      <style:text-properties officeooo:rsid="0049d285"/>
    </style:style>
    <style:style style:name="T20" style:family="text">
      <style:text-properties officeooo:rsid="004b35bb"/>
    </style:style>
    <style:style style:name="T21" style:family="text">
      <style:text-properties officeooo:rsid="004b4359"/>
    </style:style>
    <style:style style:name="T22" style:family="text">
      <style:text-properties officeooo:rsid="004cbc4f"/>
    </style:style>
    <style:style style:name="T23" style:family="text">
      <style:text-properties officeooo:rsid="0051e538"/>
    </style:style>
    <style:style style:name="T24" style:family="text">
      <style:text-properties officeooo:rsid="00539ae6"/>
    </style:style>
    <style:style style:name="T25" style:family="text">
      <style:text-properties officeooo:rsid="005580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8" text:outline-level="1">Mail List Dialog Bar</text:h>
      <text:p text:style-name="P1"/>
      <text:p text:style-name="P1">Mbox Viewer maintains 3 internal mail lists:</text:p>
      <text:p text:style-name="P1"/>
      <text:list text:style-name="L1">
        <text:list-item>
          <text:p text:style-name="P10"><text:span text:style-name="T1">All Mails</text:span> list is populated from the selected archive file under Mail Tree.</text:p>
        </text:list-item>
        <text:list-item>
          <text:p text:style-name="P10"><text:span text:style-name="T1">Found Mails</text:span> list is populated by the search results. User can run Find Advanced dialog or set the Find All option in the Find dialog.</text:p>
        </text:list-item>
        <text:list-item>
          <text:p text:style-name="P10"><text:span text:style-name="T1">User Selected Mails</text:span> list is <text:span text:style-name="T24">populated</text:span> by a user from the mails in the <text:span text:style-name="T1">All Mails</text:span> and/<text:span text:style-name="T25">or</text:span> <text:span text:style-name="T1">Found Mails</text:span> lists. Mails on <text:span text:style-name="T1">All Mails</text:span> and <text:span text:style-name="T1">Found Mails</text:span> lists are marked by the red vertical bar in the first column if they are also on <text:span text:style-name="T1">User Selected Mails</text:span> list.</text:p>
        </text:list-item>
      </text:list>
      <text:p text:style-name="P1"/>
      <text:p text:style-name="P1">Each internal mail list has associated button in the dialog bar located next to the tool bar. When a particular mail list is selected and shown in the Mail Summary Window, associated button is highlighted.</text:p>
      <text:p text:style-name="P1"/>
      <text:p text:style-name="P1">Access to the <text:span text:style-name="T1">User Selected Mails</text:span> list is enabled upon startup and allows users to perform simple list auditing. It can be disabled and the associated Button gray out by the user if desired by selecting View--&gt;User Selected Mail List to enable/disable.</text:p>
      <text:p text:style-name="P1"/>
      <text:p text:style-name="P1">When <text:span text:style-name="T1">User Selected Mails</text:span> list is enabled, additional mail menu options are enabled such as Copy Selected Mails to User Selected Mails.</text:p>
      <text:p text:style-name="P1"/>
      <text:p text:style-name="P1">Content of the <text:span text:style-name="T1">User Selected Mails</text:span> list is controlled by the user. <text:s/>User can run the search multiple time<text:span text:style-name="T16">s</text:span> and merge results <text:span text:style-name="T16">into</text:span> the <text:span text:style-name="T1">User Selected </text:span><text:span text:style-name="T2">Mails </text:span><text:span text:style-name="T10">list</text:span><text:span text:style-name="T9">. </text:span>Search results can be pruned before merging.</text:p>
      <text:p text:style-name="P1"/>
      <text:p text:style-name="P5"><text:span text:style-name="T16">U</text:span>ser has <text:span text:style-name="T18">also </text:span>an option to select one or more mails <text:span text:style-name="T16">from</text:span> <text:span text:style-name="T1">All Mails</text:span> list and copy to the <text:span text:style-name="T1">User Selected Mails</text:span> list.</text:p>
      <text:p text:style-name="P1"/>
      <text:p text:style-name="P1">Merging/copying process will not create duplicate mails in the <text:span text:style-name="T1">User Selected </text:span><text:span text:style-name="T2">Mails</text:span><text:span text:style-name="T8"> list</text:span>.</text:p>
      <text:p text:style-name="P1"/>
      <text:p text:style-name="P6">User can select one or more mails and remove from <text:span text:style-name="T4">Found</text:span><text:span text:style-name="T1"> Mails</text:span> <text:span text:style-name="T17">or </text:span><text:span text:style-name="T3">User Selected Mails</text:span><text:span text:style-name="T17"> </text:span>list. Mails can't be removed from the <text:span text:style-name="T1">All Mails</text:span> list.</text:p>
      <text:p text:style-name="P1"/>
      <text:p text:style-name="P1"><text:span text:style-name="T1">All Mails</text:span> list content persists until new mail archive is selected.</text:p>
      <text:p text:style-name="P1"/>
      <text:p text:style-name="P1"><text:span text:style-name="T1">Found Mails</text:span> list content persists until new search or when new mail archive is selected.</text:p>
      <text:p text:style-name="P1"/>
      <text:p text:style-name="P1"><text:span text:style-name="T1">User Selected Mails</text:span> list content persists until cleared by the user or when new mail archive is selected.</text:p>
      <text:p text:style-name="P1"/>
      <text:p text:style-name="P1"><text:span text:style-name="T1">NOTE</text:span> that mails in the <text:span text:style-name="T1">All Mails</text:span> and <text:span text:style-name="T1">Found Mails</text:span> list<text:span text:style-name="T8">s</text:span> will be marked with the vertical bar in the first column to indicate that the same mail is present in the <text:span text:style-name="T1">User Selected Mails</text:span> list.</text:p>
      <text:p text:style-name="P1"/>
      <text:h text:style-name="P8" text:outline-level="1"><text:span text:style-name="T15">Archiving </text:span><text:span text:style-name="T21">m</text:span><text:span text:style-name="T16">ails in </text:span><text:span text:style-name="T15">“Found Mails” and “User Selected Mails” </text:span><text:span text:style-name="T21">l</text:span><text:span text:style-name="T15">ists</text:span></text:h>
      <text:p text:style-name="P16"/>
      <text:p text:style-name="P4"><text:span text:style-name="T1">Found Mails</text:span> list and <text:span text:style-name="T1">User Selected Mails</text:span> list content can be saved to mbox archive files.</text:p>
      <text:p text:style-name="P7"><text:soft-page-break/></text:p>
      <text:p text:style-name="P5">Archive file <text:span text:style-name="T18">names </text:span>created from the <text:span text:style-name="T1">Found Mails</text:span> list will be created by appending _FIND suffix to the base name of the main archive file name. The _USER suffix will be appended when creating archive file from the <text:span text:style-name="T1">User Selected Mails</text:span> list.</text:p>
      <text:p text:style-name="P5"/>
      <text:p text:style-name="P5">For example, if the root mbox archive file from <text:span text:style-name="T16">G</text:span>mail is called "All mail Including Spam and Trash.11.09.2018.mbox", then <text:span text:style-name="T18">the </text:span>created archive file will be named "All mail Including Spam and Trash.11.09.2018_USER.mbox”. <text:span text:style-name="T16">or "All mail Including Spam and Trash.11.09.2018_FIND.mbox”.</text:span></text:p>
      <text:p text:style-name="P5"/>
      <text:p text:style-name="P2">In order to <text:span text:style-name="T19">create</text:span> <text:span text:style-name="T19">archive</text:span> mail <text:span text:style-name="T19">files</text:span> from <text:span text:style-name="T19">mails in </text:span><text:span text:style-name="T5">Found Mails</text:span><text:span text:style-name="T19"> or </text:span><text:span text:style-name="T5">User Selected Mails</text:span><text:span text:style-name="T19"> lists:</text:span></text:p>
      <text:p text:style-name="P2"/>
      <text:list xml:id="list515249844" text:style-name="L2">
        <text:list-item>
          <text:p text:style-name="P11"><text:s/>Click on the <text:span text:style-name="T5">Found Mails</text:span><text:span text:style-name="T19"> or </text:span><text:span text:style-name="T1">User Selected Mails</text:span> button to <text:span text:style-name="T11">activate selected</text:span><text:span text:style-name="T9"> l</text:span>ist.</text:p>
          <text:p text:style-name="P12"/>
        </text:list-item>
        <text:list-item>
          <text:p text:style-name="P12">Right click on any mail to <text:span text:style-name="T19">and s</text:span>elect "Save as Mbox Mail Archive file" option to save mails in t<text:span text:style-name="T9">he </text:span><text:span text:style-name="T11">selected</text:span><text:span text:style-name="T9"> list.</text:span></text:p>
          <text:p text:style-name="P12"/>
        </text:list-item>
        <text:list-item>
          <text:p text:style-name="P12"><text:span text:style-name="T12">When </text:span><text:span text:style-name="T14">file save</text:span><text:span text:style-name="T12"> is completed, dialog is presented to Open the </text:span><text:span text:style-name="T19">created archive mail</text:span><text:span text:style-name="T12"> file or to open the folder with the </text:span><text:span text:style-name="T19">archive</text:span><text:span text:style-name="T12"> file.</text:span></text:p>
          <text:p text:style-name="P12"/>
        </text:list-item>
        <text:list-item>
          <text:p text:style-name="P12">Select "<text:span text:style-name="T13">Open File</text:span>" to <text:span text:style-name="T13">open</text:span> <text:span text:style-name="T20">the created</text:span> <text:span text:style-name="T19">archive</text:span><text:span text:style-name="T13"> file</text:span> <text:span text:style-name="T13">in</text:span> the mbox viewer.</text:p>
          <text:p text:style-name="P12"/>
        </text:list-item>
        <text:list-item>
          <text:p text:style-name="P13">Select "<text:span text:style-name="T13">Open File Location</text:span>" to <text:span text:style-name="T13">open</text:span> <text:span text:style-name="T20">the </text:span><text:span text:style-name="T13">folder with the </text:span><text:span text:style-name="T20">created</text:span> <text:span text:style-name="T20">archive</text:span><text:span text:style-name="T13"> file. You need to manually move/copy this file to one of the existing folders with mbox files or to </text:span><text:span text:style-name="T20">a </text:span><text:span text:style-name="T13">new folder. </text:span></text:p>
          <text:p text:style-name="P12"/>
        </text:list-item>
      </text:list>
      <text:h text:style-name="P9" text:outline-level="1"><text:span text:style-name="T20">Creating mail list </text:span><text:span text:style-name="T22">index file </text:span><text:span text:style-name="T20">from</text:span><text:span text:style-name="T15"> </text:span><text:span text:style-name="T16">Mails </text:span><text:span text:style-name="T20">in</text:span><text:span text:style-name="T15"> “User Selected Mails” </text:span><text:span text:style-name="T23">l</text:span><text:span text:style-name="T15">ist</text:span></text:h>
      <text:p text:style-name="P1"/>
      <text:p text:style-name="P1"><text:span text:style-name="T21">U</text:span>ser<text:span text:style-name="T21">s</text:span> can save mails in <text:span text:style-name="T1">User Select Mails</text:span> list to .mboxlist <text:span text:style-name="T22">index </text:span>file, for example "All mail Including Spam and Trash.11.09.2018_USER.mbox.mboxlist".</text:p>
      <text:p text:style-name="P1"/>
      <text:p text:style-name="P1">The .mboxlist files <text:span text:style-name="T21">contain indexes to mails in </text:span><text:span text:style-name="T6">All Mails</text:span><text:span text:style-name="T21"> list and </text:span>are <text:span text:style-name="T21">therefore </text:span>much smaller than the mail archive files. The .mboxlist file can be reloaded <text:span text:style-name="T21">to </text:span><text:span text:style-name="T6">User Selected Mails</text:span><text:span text:style-name="T21"> list </text:span>at any time and then the archive file can be created <text:span text:style-name="T21">if desired.</text:span></text:p>
      <text:p text:style-name="P1"/>
      <text:p text:style-name="P3">In order to <text:span text:style-name="T19">create</text:span> mail <text:span text:style-name="T22">index </text:span><text:span text:style-name="T19">file</text:span> from <text:span text:style-name="T19">mails in </text:span><text:span text:style-name="T5">User Selected Mails</text:span><text:span text:style-name="T19"> list:</text:span></text:p>
      <text:p text:style-name="P3"/>
      <text:list text:continue-list="list515249844" text:style-name="L2">
        <text:list-item text:start-value="1">
          <text:p text:style-name="P14"><text:s/>Click on the <text:span text:style-name="T1">User Selected Mails</text:span> button to <text:span text:style-name="T11">activate </text:span><text:span text:style-name="T9">l</text:span>ist.</text:p>
        </text:list-item>
      </text:list>
      <text:p text:style-name="P3"/>
      <text:list text:continue-numbering="true" text:style-name="L2">
        <text:list-item>
          <text:p text:style-name="P14">Right click on any mail <text:span text:style-name="T19">and s</text:span>elect "Save <text:span text:style-name="T22">All </text:span>as Mail <text:span text:style-name="T22">List f</text:span>ile" option to <text:span text:style-name="T22">create index list file from all mails in </text:span><text:span text:style-name="T7">User Selected Mails</text:span><text:span text:style-name="T22"> list.</text:span></text:p>
          <text:p text:style-name="P14"/>
        </text:list-item>
        <text:list-item>
          <text:p text:style-name="P15">Mail index file will be created as *_USER.mbox.mboxlist</text:p>
          <text:p text:style-name="P14"/>
        </text:list-item>
      </text:list>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5.2$Windows_X86_64 LibreOffice_project/ca8fe7424262805f223b9a2334bc7181abbcbf5e</meta:generator>
    <dc:date>2023-11-14T20:58:27.677000000</dc:date>
    <dc:creator>Zbigniew Minciel</dc:creator>
    <meta:editing-duration>PT3H18M29S</meta:editing-duration>
    <meta:editing-cycles>39</meta:editing-cycles>
    <meta:document-statistic meta:table-count="0" meta:image-count="0" meta:object-count="0" meta:page-count="2" meta:paragraph-count="33" meta:word-count="756" meta:character-count="4264" meta:non-whitespace-character-count="3552"/>
  </office:meta>
</office:document-meta>
</file>